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D0000004AD3EF9B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 style:list-style-name="L1">
      <style:graphic-properties draw:stroke="solid" draw:stroke-dash="Dash_20_2" svg:stroke-width="0.102cm" svg:stroke-color="#ff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102cm" svg:stroke-color="#ff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0084d1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905cm" svg:x="9.89cm" svg:y="12.43cm">
          <text:p text:style-name="P1">Agent</text:p>
          <text:p text:style-name="P1">2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layer="layout" svg:width="1.905cm" svg:height="1.905cm" svg:x="9.255cm" svg:y="9.255cm">
          <text:p text:style-name="P1"><text:span text:style-name="T1">Aggregation</text:span></text:p>
          <text:p text:style-name="P1"><text:span text:style-name="T1">agen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4" draw:layer="layout" svg:width="1.905cm" svg:height="2.54cm" svg:x="14.335cm" svg:y="8.62cm">
          <text:p text:style-name="P1"><text:span text:style-name="T2">Coordinates,</text:span></text:p>
          <text:p text:style-name="P1"><text:span text:style-name="T2">speed, etc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1.905cm" svg:height="1.905cm" svg:x="15.534cm" svg:y="12.346cm">
          <text:p text:style-name="P1">Agent</text:p>
          <text:p text:style-name="P1">3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2" draw:layer="layout" svg:width="4.848cm" svg:height="2.78cm" svg:x="14.97cm" svg:y="17.51cm">
          <draw:image xlink:href="../car-1.png" xlink:type="simple" xlink:show="embed" xlink:actuate="onLoad">
            <text:p/>
          </draw:image>
        </draw:frame>
        <draw:frame draw:style-name="gr3" draw:text-style-name="P2" draw:layer="layout" svg:width="5.715cm" svg:height="3.175cm" svg:x="7.985cm" svg:y="17.51cm">
          <draw:image xlink:href="../car-2.png" xlink:type="simple" xlink:show="embed" xlink:actuate="onLoad">
            <text:p/>
          </draw:image>
        </draw:frame>
        <draw:custom-shape draw:style-name="gr1" draw:text-style-name="P3" xml:id="id1" draw:id="id1" draw:layer="layout" svg:width="1.27cm" svg:height="1.27cm" svg:x="10.928cm" svg:y="16.904cm">
          <svg:title>Local Agent 1</svg:title>
          <text:p text:style-name="P1"><text:span text:style-name="T1">Local</text:span></text:p>
          <text:p text:style-name="P1"><text:span text:style-name="T1"><text:s/></text:span><text:span text:style-name="T1">Agent</text:span></text:p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xml:id="id2" draw:id="id2" draw:layer="layout" svg:width="1.27cm" svg:height="1.27cm" svg:x="19.183cm" svg:y="16.904cm">
          <text:p text:style-name="P1"><text:span text:style-name="T1">Local</text:span></text:p>
          <text:p text:style-name="P1"><text:span text:style-name="T1">Agent</text:span></text:p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2" draw:layer="layout" svg:x1="11.563cm" svg:y1="16.904cm" svg:x2="10.293cm" svg:y2="14.364cm">
          <text:p/>
        </draw:line>
        <draw:line draw:style-name="gr4" draw:text-style-name="P2" draw:layer="layout" svg:x1="19.818cm" svg:y1="16.904cm" svg:x2="16.875cm" svg:y2="14.335cm">
          <text:p/>
        </draw:line>
        <draw:connector draw:style-name="gr4" draw:text-style-name="P2" draw:layer="layout" draw:type="curve" draw:line-skew="1.668cm" svg:x1="12.012cm" svg:y1="17.988cm" svg:x2="20.267cm" svg:y2="17.988cm" draw:start-shape="id1" draw:start-glue-point="9" draw:end-shape="id2" draw:end-glue-point="9" svg:d="m12012 17988c0 3531 8255 3531 8255 0">
          <text:p/>
        </draw:connector>
        <draw:line draw:style-name="gr4" draw:text-style-name="P2" draw:layer="layout" svg:x1="10.525cm" svg:y1="12.43cm" svg:x2="10.122cm" svg:y2="11.131cm">
          <text:p/>
        </draw:line>
        <draw:line draw:style-name="gr4" draw:text-style-name="P2" draw:layer="layout" svg:x1="16.24cm" svg:y1="12.43cm" svg:x2="11.16cm" svg:y2="10.525cm">
          <text:p/>
        </draw:line>
        <draw:line draw:style-name="gr5" draw:text-style-name="P2" draw:layer="layout" svg:x1="11.16cm" svg:y1="9.89cm" svg:x2="14.335cm" svg:y2="9.255cm">
          <text:p/>
        </draw:line>
        <draw:g>
          <draw:line draw:style-name="gr6" draw:text-style-name="P5" draw:layer="layout" svg:x1="10.293cm" svg:y1="14.999cm" svg:x2="11.563cm" svg:y2="16.269cm">
            <text:p/>
          </draw:line>
          <draw:line draw:style-name="gr7" draw:text-style-name="P5" draw:layer="layout" svg:x1="11.563cm" svg:y1="14.999cm" svg:x2="10.293cm" svg:y2="16.269cm">
            <text:p/>
          </draw:line>
        </draw:g>
        <draw:frame draw:style-name="gr3" draw:text-style-name="P2" draw:layer="layout" svg:width="5.08cm" svg:height="1.794cm" svg:x="1.635cm" svg:y="18.145cm">
          <draw:image xlink:href="../car-3.png" xlink:type="simple" xlink:show="embed" xlink:actuate="onLoad">
            <text:p/>
          </draw:image>
        </draw:frame>
        <draw:custom-shape draw:style-name="gr1" draw:text-style-name="P2" draw:layer="layout" svg:width="1.905cm" svg:height="1.905cm" svg:x="2.905cm" svg:y="12.43cm">
          <text:p text:style-name="P1">Agent</text:p>
          <text:p text:style-name="P1">1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layer="layout" svg:width="1.27cm" svg:height="1.27cm" svg:x="2.27cm" svg:y="16.875cm">
          <svg:title>Local Agent 1</svg:title>
          <text:p text:style-name="P1"><text:span text:style-name="T1">Local</text:span></text:p>
          <text:p text:style-name="P1"><text:span text:style-name="T1"><text:s/></text:span><text:span text:style-name="T1">Agent</text:span></text:p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2" draw:layer="layout" svg:x1="2.905cm" svg:y1="16.875cm" svg:x2="3.54cm" svg:y2="14.335cm">
          <text:p/>
        </draw:line>
        <draw:line draw:style-name="gr4" draw:text-style-name="P2" draw:layer="layout" svg:x1="4.175cm" svg:y1="12.43cm" svg:x2="9.255cm" svg:y2="10.525cm">
          <text:p/>
        </draw:line>
        <draw:frame draw:style-name="gr8" draw:text-style-name="P7" draw:layer="layout" svg:width="2.653cm" svg:height="1.199cm" svg:x="16.762cm" svg:y="20.685cm">
          <draw:text-box>
            <text:p text:style-name="P6"><text:span text:style-name="T3">Connection</text:span></text:p>
            <text:p text:style-name="P6"><text:span text:style-name="T3">quality: 0.8</text:span></text:p>
          </draw:text-box>
        </draw:frame>
        <draw:frame draw:style-name="gr8" draw:text-style-name="P7" draw:layer="layout" svg:width="2.653cm" svg:height="1.199cm" svg:x="9.255cm" svg:y="20.685cm">
          <draw:text-box>
            <text:p text:style-name="P6"><text:span text:style-name="T3">Connection</text:span></text:p>
            <text:p text:style-name="P6"><text:span text:style-name="T3">quality: 0</text:span></text:p>
          </draw:text-box>
        </draw:frame>
        <draw:frame draw:style-name="gr8" draw:text-style-name="P7" draw:layer="layout" svg:width="2.653cm" svg:height="1.199cm" svg:x="2.792cm" svg:y="20.756cm">
          <draw:text-box>
            <text:p text:style-name="P6"><text:span text:style-name="T3">Connection</text:span></text:p>
            <text:p text:style-name="P6"><text:span text:style-name="T3">quality: 0.6</text:span></text:p>
          </draw:text-box>
        </draw:frame>
      </draw:page>
      <draw:page draw:name="page2" draw:style-name="dp1" draw:master-page-name="Default">
        <draw:custom-shape draw:style-name="gr9" draw:text-style-name="P9" draw:layer="layout" svg:width="2.541cm" svg:height="2.541cm" svg:x="4.147cm" svg:y="7.35cm">
          <text:p text:style-name="P8"><text:span text:style-name="T4">Aggregation</text:span></text:p>
          <text:p text:style-name="P8"><text:span text:style-name="T4">agen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4" draw:layer="layout" svg:width="1.905cm" svg:height="2.54cm" svg:x="17.51cm" svg:y="4.175cm">
          <text:p text:style-name="P1"><text:span text:style-name="T2">Coordinates,</text:span></text:p>
          <text:p text:style-name="P1"><text:span text:style-name="T2">speed, etc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10" draw:layer="layout" svg:width="2.539cm" svg:height="2.539cm" svg:x="4.306cm" svg:y="12.331cm">
          <text:p text:style-name="P10"><text:span text:style-name="T5">Remote</text:span></text:p>
          <text:p text:style-name="P10"><text:span text:style-name="T5">Agent</text:span></text:p>
          <text:p text:style-name="P10">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0" draw:text-style-name="P11" draw:layer="layout" svg:width="6.255cm" svg:height="2.54cm" svg:x="13.065cm" svg:y="2.27cm">
          <text:p text:style-name="P11"><text:span text:style-name="T5">External Services</text:span></text:p>
          <text:p text:style-name="P11"><text:span text:style-name="T5">(recommendations,</text:span></text:p>
          <text:p text:style-name="P11"><text:span text:style-name="T5">traffic informations, etc.)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205cm" svg:height="1.937cm" svg:x="8.665cm" svg:y="18.48cm">
          <draw:image xlink:href="Pictures/10000000000000ED0000004AD3EF9BE4.png" xlink:type="simple" xlink:show="embed" xlink:actuate="onLoad">
            <text:p/>
          </draw:image>
        </draw:frame>
        <draw:line draw:style-name="gr4" draw:text-style-name="P2" draw:layer="layout" svg:x1="5.572cm" svg:y1="12.331cm" svg:x2="5.572cm" svg:y2="9.891cm">
          <text:p/>
        </draw:line>
        <draw:custom-shape draw:style-name="gr9" draw:text-style-name="P10" draw:layer="layout" svg:width="2.136cm" svg:height="1.875cm" svg:x="8.229cm" svg:y="16.905cm">
          <svg:title>Local Agent 1</svg:title>
          <text:p text:style-name="P10"><text:span text:style-name="T5">Local</text:span></text:p>
          <text:p text:style-name="P10"><text:span text:style-name="T5"><text:s/></text:span><text:span text:style-name="T5">Agent</text:span></text:p>
          <text:p text:style-name="P10"><text:span text:style-name="T5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3" draw:text-style-name="P2" draw:layer="layout" svg:width="6.205cm" svg:height="1.937cm" svg:x="1.78cm" svg:y="18.58cm">
          <draw:image xlink:href="Pictures/10000000000000ED0000004AD3EF9BE4.png" xlink:type="simple" xlink:show="embed" xlink:actuate="onLoad">
            <text:p/>
          </draw:image>
        </draw:frame>
        <draw:custom-shape draw:style-name="gr9" draw:text-style-name="P10" draw:layer="layout" svg:width="2.136cm" svg:height="1.875cm" svg:x="4.444cm" svg:y="16.905cm">
          <svg:title>Local Agent 1</svg:title>
          <text:p text:style-name="P10"><text:span text:style-name="T5">Local</text:span></text:p>
          <text:p text:style-name="P10"><text:span text:style-name="T5"><text:s/></text:span><text:span text:style-name="T5">Agent</text:span></text:p>
          <text:p text:style-name="P10">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4" draw:text-style-name="P2" draw:layer="layout" svg:x1="5.516cm" svg:y1="16.905cm" svg:x2="5.544cm" svg:y2="14.87cm">
          <text:p/>
        </draw:line>
        <draw:line draw:style-name="gr4" draw:text-style-name="P2" draw:layer="layout" svg:x1="9.297cm" svg:y1="16.905cm" svg:x2="5.544cm" svg:y2="14.87cm">
          <text:p/>
        </draw:line>
        <draw:frame draw:style-name="gr8" draw:layer="layout" svg:width="1.628cm" svg:height="0.962cm" svg:x="5.835cm" svg:y="19.885cm">
          <draw:text-box>
            <text:p>Bob</text:p>
          </draw:text-box>
        </draw:frame>
        <draw:frame draw:style-name="gr8" draw:layer="layout" svg:width="2.195cm" svg:height="0.962cm" svg:x="12.33cm" svg:y="19.705cm">
          <draw:text-box>
            <text:p>Osca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meta:initial-creator>Cedric Bonhomme</meta:initial-creator>
    <meta:creation-date>2010-06-16T11:28:41</meta:creation-date>
    <dc:creator>Cédric Bonhomme</dc:creator>
    <dc:date>2011-08-31T12:09:23</dc:date>
    <meta:editing-cycles>18</meta:editing-cycles>
    <meta:editing-duration>PT2H39M39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